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2.9445in"/>
    </style:style>
    <style:style style:name="co4" style:family="table-column">
      <style:table-column-properties fo:break-before="auto" style:column-width="0.9244in"/>
    </style:style>
    <style:style style:name="co6" style:family="table-column">
      <style:table-column-properties fo:break-before="auto" style:column-width="1.0244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TableStyleLight1">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4" style:family="table-cell" style:parent-style-name="Excel_20_Built-in_20_Normal">
      <style:text-properties style:font-name="Courier New"/>
    </style:style>
    <style:style style:name="ce5" style:family="table-cell" style:parent-style-name="TableStyleLight1" style:data-style-name="N12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6" style:family="table-cell" style:parent-style-name="Excel_20_Built-in_20_Normal" style:data-style-name="N8037">
      <style:text-properties style:font-name="Courier New"/>
    </style:style>
    <style:style style:name="ce7" style:family="table-cell" style:parent-style-name="Default">
      <style:text-properties style:font-name="Courier New"/>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number-columns-repeated="4" table:default-cell-style-name="ce4"/>
        <table:table-column table:style-name="co4" table:default-cell-style-name="ce6"/>
        <table:table-column table:style-name="co6" table:default-cell-style-name="ce4"/>
        <table:table-column table:style-name="co3" table:number-columns-repeated="1014" table:default-cell-style-name="ce4"/>
        <table:table-column table:style-name="co3" table:number-columns-repeated="4" table:default-cell-style-name="ce7"/>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5" office:value-type="date" office:date-value="2013-12-03">
            <text:p>03/12/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5" office:value-type="date" office:date-value="2013-12-03">
            <text:p>03/12/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5" office:value-type="date" office:date-value="2013-12-03">
            <text:p>03/12/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5" office:value-type="date" office:date-value="2013-12-03">
            <text:p>03/12/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5" office:value-type="date" office:date-value="2013-12-03">
            <text:p>03/12/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5" office:value-type="date" office:date-value="2013-12-03">
            <text:p>03/12/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UserSearchTitle</text:p>
          </table:table-cell>
          <table:table-cell table:style-name="ce2" office:value-type="string">
            <text:p>Αναζήτηση Χρηστών</text:p>
          </table:table-cell>
          <table:table-cell table:style-name="ce2" office:value-type="string">
            <text:p>UserSearchTitle</text:p>
          </table:table-cell>
          <table:table-cell table:style-name="ce2" office:value-type="string">
            <text:p>Search Users</text:p>
          </table:table-cell>
          <table:table-cell table:style-name="ce5" office:value-type="date" office:date-value="2013-12-03">
            <text:p>03/12/13</text:p>
          </table:table-cell>
          <table:table-cell table:formula="of:=IF([.A7]=[.C7];&quot;OK&quot;;&quot;ERROR&quot;)" office:value-type="string" office:string-value="OK">
            <text:p>OK</text:p>
          </table:table-cell>
          <table:table-cell table:formula="of:=CONCATENATE([.A7];&quot;=&quot;;[.B7])" office:value-type="string" office:string-value="UserSearchTitle=Αναζήτηση Χρηστών">
            <text:p>UserSearchTitle=Αναζήτηση Χρηστών</text:p>
          </table:table-cell>
          <table:table-cell table:formula="of:=CONCATENATE([.C7];&quot;=&quot;;[.D7])" office:value-type="string" office:string-value="UserSearchTitle=Search Users">
            <text:p>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5" office:value-type="date" office:date-value="2013-12-03">
            <text:p>03/12/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5" office:value-type="date" office:date-value="2013-12-03">
            <text:p>03/12/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5" office:value-type="date" office:date-value="2013-12-03">
            <text:p>03/12/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5" office:value-type="date" office:date-value="2013-12-03">
            <text:p>03/12/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5" office:value-type="date" office:date-value="2013-12-03">
            <text:p>03/12/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5" office:value-type="date" office:date-value="2013-12-03">
            <text:p>03/12/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5" office:value-type="date" office:date-value="2013-12-03">
            <text:p>03/12/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5" office:value-type="date" office:date-value="2013-12-03">
            <text:p>03/12/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5" office:value-type="date" office:date-value="2013-12-03">
            <text:p>03/12/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5" office:value-type="date" office:date-value="2013-12-03">
            <text:p>03/12/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5" office:value-type="date" office:date-value="2013-12-03">
            <text:p>03/12/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5" office:value-type="date" office:date-value="2013-12-03">
            <text:p>03/12/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5" office:value-type="date" office:date-value="2013-12-03">
            <text:p>03/12/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5" office:value-type="date" office:date-value="2013-12-03">
            <text:p>03/12/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5" office:value-type="date" office:date-value="2013-12-03">
            <text:p>03/12/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5" office:value-type="date" office:date-value="2013-12-03">
            <text:p>03/12/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5" office:value-type="date" office:date-value="2013-12-03">
            <text:p>03/12/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5" office:value-type="date" office:date-value="2013-12-03">
            <text:p>03/12/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5" office:value-type="date" office:date-value="2013-12-03">
            <text:p>03/12/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5" office:value-type="date" office:date-value="2013-12-03">
            <text:p>03/12/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5" office:value-type="date" office:date-value="2013-12-03">
            <text:p>03/12/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5" office:value-type="date" office:date-value="2013-12-03">
            <text:p>03/12/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5" office:value-type="date" office:date-value="2013-12-03">
            <text:p>03/12/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5" office:value-type="date" office:date-value="2013-12-03">
            <text:p>03/12/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5" office:value-type="date" office:date-value="2013-12-03">
            <text:p>03/12/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5" office:value-type="date" office:date-value="2013-12-03">
            <text:p>03/12/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5" office:value-type="date" office:date-value="2013-12-03">
            <text:p>03/12/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5" office:value-type="date" office:date-value="2013-12-03">
            <text:p>03/12/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5" office:value-type="date" office:date-value="2013-12-03">
            <text:p>03/12/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5" office:value-type="date" office:date-value="2013-12-03">
            <text:p>03/12/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5" office:value-type="date" office:date-value="2013-12-03">
            <text:p>03/12/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5" office:value-type="date" office:date-value="2013-12-03">
            <text:p>03/12/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5" office:value-type="date" office:date-value="2013-12-03">
            <text:p>03/12/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5" office:value-type="date" office:date-value="2013-12-03">
            <text:p>03/12/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5" office:value-type="date" office:date-value="2013-12-03">
            <text:p>03/12/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5" office:value-type="date" office:date-value="2013-12-03">
            <text:p>03/12/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5" office:value-type="date" office:date-value="2013-12-03">
            <text:p>03/12/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5" office:value-type="date" office:date-value="2013-12-03">
            <text:p>03/12/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5" office:value-type="date" office:date-value="2013-12-03">
            <text:p>03/12/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5" office:value-type="date" office:date-value="2013-12-03">
            <text:p>03/12/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5" office:value-type="date" office:date-value="2013-12-03">
            <text:p>03/12/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5" office:value-type="date" office:date-value="2013-12-03">
            <text:p>03/12/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5" office:value-type="date" office:date-value="2013-12-03">
            <text:p>03/12/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5" office:value-type="date" office:date-value="2013-12-03">
            <text:p>03/12/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5" office:value-type="date" office:date-value="2013-12-03">
            <text:p>03/12/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5" office:value-type="date" office:date-value="2013-12-03">
            <text:p>03/12/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5" office:value-type="date" office:date-value="2013-12-03">
            <text:p>03/12/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5" office:value-type="date" office:date-value="2013-12-03">
            <text:p>03/12/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5" office:value-type="date" office:date-value="2013-12-03">
            <text:p>03/12/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5" office:value-type="date" office:date-value="2013-12-03">
            <text:p>03/12/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5" office:value-type="date" office:date-value="2013-12-03">
            <text:p>03/12/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5" office:value-type="date" office:date-value="2013-12-03">
            <text:p>03/12/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5" office:value-type="date" office:date-value="2013-12-03">
            <text:p>03/12/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5" office:value-type="date" office:date-value="2013-12-03">
            <text:p>03/12/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5" office:value-type="date" office:date-value="2013-12-03">
            <text:p>03/12/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5" office:value-type="date" office:date-value="2013-12-03">
            <text:p>03/12/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5" office:value-type="date" office:date-value="2013-12-03">
            <text:p>03/12/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5" office:value-type="date" office:date-value="2013-12-03">
            <text:p>03/12/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5" office:value-type="date" office:date-value="2013-12-03">
            <text:p>03/12/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5" office:value-type="date" office:date-value="2013-12-03">
            <text:p>03/12/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5" office:value-type="date" office:date-value="2013-12-03">
            <text:p>03/12/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5" office:value-type="date" office:date-value="2013-12-03">
            <text:p>03/12/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5" office:value-type="date" office:date-value="2013-12-03">
            <text:p>03/12/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5" office:value-type="date" office:date-value="2013-12-03">
            <text:p>03/12/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5" office:value-type="date" office:date-value="2013-12-03">
            <text:p>03/12/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5" office:value-type="date" office:date-value="2013-12-03">
            <text:p>03/12/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5" office:value-type="date" office:date-value="2013-12-03">
            <text:p>03/12/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5" office:value-type="date" office:date-value="2013-12-03">
            <text:p>03/12/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5" office:value-type="date" office:date-value="2013-12-03">
            <text:p>03/12/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5" office:value-type="date" office:date-value="2013-12-03">
            <text:p>03/12/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5" office:value-type="date" office:date-value="2013-12-03">
            <text:p>03/12/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5" office:value-type="date" office:date-value="2013-12-03">
            <text:p>03/12/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5" office:value-type="date" office:date-value="2013-12-03">
            <text:p>03/12/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5" office:value-type="date" office:date-value="2013-12-03">
            <text:p>03/12/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5" office:value-type="date" office:date-value="2013-12-03">
            <text:p>03/12/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5" office:value-type="date" office:date-value="2013-12-03">
            <text:p>03/12/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5" office:value-type="date" office:date-value="2013-12-03">
            <text:p>03/12/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5" office:value-type="date" office:date-value="2013-12-03">
            <text:p>03/12/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5" office:value-type="date" office:date-value="2013-12-03">
            <text:p>03/12/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5" office:value-type="date" office:date-value="2013-12-03">
            <text:p>03/12/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5" office:value-type="date" office:date-value="2013-12-03">
            <text:p>03/12/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5" office:value-type="date" office:date-value="2013-12-03">
            <text:p>03/12/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5" office:value-type="date" office:date-value="2013-12-03">
            <text:p>03/12/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5" office:value-type="date" office:date-value="2013-12-03">
            <text:p>03/12/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5" office:value-type="date" office:date-value="2013-12-03">
            <text:p>03/12/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5" office:value-type="date" office:date-value="2013-12-03">
            <text:p>03/12/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5" office:value-type="date" office:date-value="2013-12-03">
            <text:p>03/12/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5" office:value-type="date" office:date-value="2013-12-03">
            <text:p>03/12/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5" office:value-type="date" office:date-value="2013-12-03">
            <text:p>03/12/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5" office:value-type="date" office:date-value="2013-12-03">
            <text:p>03/12/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5" office:value-type="date" office:date-value="2013-12-03">
            <text:p>03/12/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5" office:value-type="date" office:date-value="2013-12-03">
            <text:p>03/12/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5" office:value-type="date" office:date-value="2014-01-20">
            <text:p>20/01/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5" office:value-type="date" office:date-value="2014-01-20">
            <text:p>20/01/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5" office:value-type="date" office:date-value="2013-12-03">
            <text:p>03/12/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5" office:value-type="date" office:date-value="2013-12-03">
            <text:p>03/12/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5" office:value-type="date" office:date-value="2013-12-03">
            <text:p>03/12/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5" office:value-type="date" office:date-value="2013-12-03">
            <text:p>03/12/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5" office:value-type="date" office:date-value="2013-12-03">
            <text:p>03/12/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5" office:value-type="date" office:date-value="2013-12-03">
            <text:p>03/12/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5" office:value-type="date" office:date-value="2013-12-03">
            <text:p>03/12/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5" office:value-type="date" office:date-value="2013-12-03">
            <text:p>03/12/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5" office:value-type="date" office:date-value="2013-12-03">
            <text:p>03/12/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5" office:value-type="date" office:date-value="2013-12-03">
            <text:p>03/12/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5" office:value-type="date" office:date-value="2013-12-03">
            <text:p>03/12/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5" office:value-type="date" office:date-value="2013-12-03">
            <text:p>03/12/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5" office:value-type="date" office:date-value="2013-12-03">
            <text:p>03/12/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5" office:value-type="date" office:date-value="2013-12-03">
            <text:p>03/12/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5" office:value-type="date" office:date-value="2013-12-03">
            <text:p>03/12/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5" office:value-type="date" office:date-value="2013-12-03">
            <text:p>03/12/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5" office:value-type="date" office:date-value="2013-12-03">
            <text:p>03/12/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5" office:value-type="date" office:date-value="2013-12-03">
            <text:p>03/12/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5" office:value-type="date" office:date-value="2013-12-03">
            <text:p>03/12/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5" office:value-type="date" office:date-value="2013-12-03">
            <text:p>03/12/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5" office:value-type="date" office:date-value="2013-12-03">
            <text:p>03/12/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5" office:value-type="date" office:date-value="2013-12-03">
            <text:p>03/12/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5" office:value-type="date" office:date-value="2013-12-03">
            <text:p>03/12/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5" office:value-type="date" office:date-value="2013-12-03">
            <text:p>03/12/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5" office:value-type="date" office:date-value="2013-12-03">
            <text:p>03/12/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5" office:value-type="date" office:date-value="2013-12-03">
            <text:p>03/12/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5" office:value-type="date" office:date-value="2013-12-03">
            <text:p>03/12/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5" office:value-type="date" office:date-value="2013-12-03">
            <text:p>03/12/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5" office:value-type="date" office:date-value="2013-12-03">
            <text:p>03/12/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5" office:value-type="date" office:date-value="2014-01-20">
            <text:p>20/01/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5" office:value-type="date" office:date-value="2013-12-03">
            <text:p>03/12/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5" office:value-type="date" office:date-value="2013-12-03">
            <text:p>03/12/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5" office:value-type="date" office:date-value="2013-12-03">
            <text:p>03/12/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5" office:value-type="date" office:date-value="2013-12-03">
            <text:p>03/12/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5" office:value-type="date" office:date-value="2013-12-03">
            <text:p>03/12/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5" office:value-type="date" office:date-value="2013-12-03">
            <text:p>03/12/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5" office:value-type="date" office:date-value="2013-12-03">
            <text:p>03/12/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5" office:value-type="date" office:date-value="2014-01-20">
            <text:p>20/01/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5" office:value-type="date" office:date-value="2014-01-20">
            <text:p>20/01/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5" office:value-type="date" office:date-value="2013-12-03">
            <text:p>03/12/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5" office:value-type="date" office:date-value="2013-12-03">
            <text:p>03/12/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5" office:value-type="date" office:date-value="2013-12-03">
            <text:p>03/12/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5" office:value-type="date" office:date-value="2013-12-03">
            <text:p>03/12/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5" office:value-type="date" office:date-value="2013-12-03">
            <text:p>03/12/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5" office:value-type="date" office:date-value="2013-12-03">
            <text:p>03/12/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5" office:value-type="date" office:date-value="2013-12-03">
            <text:p>03/12/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5" office:value-type="date" office:date-value="2013-12-03">
            <text:p>03/12/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5" office:value-type="date" office:date-value="2013-12-03">
            <text:p>03/12/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5" office:value-type="date" office:date-value="2013-12-03">
            <text:p>03/12/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5" office:value-type="date" office:date-value="2013-12-03">
            <text:p>03/12/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5" office:value-type="date" office:date-value="2013-12-03">
            <text:p>03/12/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5" office:value-type="date" office:date-value="2013-12-03">
            <text:p>03/12/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5" office:value-type="date" office:date-value="2013-12-03">
            <text:p>03/12/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5" office:value-type="date" office:date-value="2013-12-03">
            <text:p>03/12/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5" office:value-type="date" office:date-value="2013-12-03">
            <text:p>03/12/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5" office:value-type="date" office:date-value="2013-12-03">
            <text:p>03/12/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5" office:value-type="date" office:date-value="2013-12-03">
            <text:p>03/12/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5" office:value-type="date" office:date-value="2013-12-03">
            <text:p>03/12/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5" office:value-type="date" office:date-value="2013-12-03">
            <text:p>03/12/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5" office:value-type="date" office:date-value="2013-12-03">
            <text:p>03/12/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5" office:value-type="date" office:date-value="2013-12-03">
            <text:p>03/12/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5" office:value-type="date" office:date-value="2013-12-03">
            <text:p>03/12/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5" office:value-type="date" office:date-value="2013-12-03">
            <text:p>03/12/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5" office:value-type="date" office:date-value="2013-12-03">
            <text:p>03/12/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5" office:value-type="date" office:date-value="2013-12-03">
            <text:p>03/12/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5" office:value-type="date" office:date-value="2013-12-03">
            <text:p>03/12/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5" office:value-type="date" office:date-value="2013-12-03">
            <text:p>03/12/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5" office:value-type="date" office:date-value="2013-12-03">
            <text:p>03/12/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5" office:value-type="date" office:date-value="2013-12-03">
            <text:p>03/12/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5" office:value-type="date" office:date-value="2013-12-03">
            <text:p>03/12/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5" office:value-type="date" office:date-value="2013-12-03">
            <text:p>03/12/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5" office:value-type="date" office:date-value="2013-12-03">
            <text:p>03/12/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5" office:value-type="date" office:date-value="2013-12-03">
            <text:p>03/12/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5" office:value-type="date" office:date-value="2013-12-03">
            <text:p>03/12/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5" office:value-type="date" office:date-value="2013-12-03">
            <text:p>03/12/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5" office:value-type="date" office:date-value="2013-12-03">
            <text:p>03/12/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5" office:value-type="date" office:date-value="2013-12-03">
            <text:p>03/12/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5" office:value-type="date" office:date-value="2013-12-03">
            <text:p>03/12/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5" office:value-type="date" office:date-value="2013-12-03">
            <text:p>03/12/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5" office:value-type="date" office:date-value="2013-12-03">
            <text:p>03/12/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5" office:value-type="date" office:date-value="2013-12-03">
            <text:p>03/12/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5" office:value-type="date" office:date-value="2013-12-03">
            <text:p>03/12/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5" office:value-type="date" office:date-value="2013-12-03">
            <text:p>03/12/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5" office:value-type="date" office:date-value="2013-12-03">
            <text:p>03/12/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5" office:value-type="date" office:date-value="2013-12-03">
            <text:p>03/12/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5" office:value-type="date" office:date-value="2013-12-03">
            <text:p>03/12/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5" office:value-type="date" office:date-value="2013-12-03">
            <text:p>03/12/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5" office:value-type="date" office:date-value="2013-12-03">
            <text:p>03/12/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5" office:value-type="date" office:date-value="2013-12-03">
            <text:p>03/12/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5" office:value-type="date" office:date-value="2013-12-03">
            <text:p>03/12/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5" office:value-type="date" office:date-value="2013-12-03">
            <text:p>03/12/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5" office:value-type="date" office:date-value="2013-12-03">
            <text:p>03/12/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5" office:value-type="date" office:date-value="2013-12-03">
            <text:p>03/12/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5" office:value-type="date" office:date-value="2013-12-03">
            <text:p>03/12/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5" office:value-type="date" office:date-value="2013-12-03">
            <text:p>03/12/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5" office:value-type="date" office:date-value="2013-12-03">
            <text:p>03/12/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5" office:value-type="date" office:date-value="2013-12-03">
            <text:p>03/12/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5" office:value-type="date" office:date-value="2013-12-03">
            <text:p>03/12/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5" office:value-type="date" office:date-value="2013-12-03">
            <text:p>03/12/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5" office:value-type="date" office:date-value="2013-12-03">
            <text:p>03/12/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5" office:value-type="date" office:date-value="2013-12-03">
            <text:p>03/12/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5" office:value-type="date" office:date-value="2013-12-03">
            <text:p>03/12/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5" office:value-type="date" office:date-value="2013-12-03">
            <text:p>03/12/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Main</text:p>
          </table:table-cell>
          <table:table-cell table:style-name="ce5" office:value-type="date" office:date-value="2014-01-30">
            <text:p>30/01/14</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Main">
            <text:p>HomeTitle=Main</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5" office:value-type="date" office:date-value="2013-12-03">
            <text:p>03/12/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5" office:value-type="date" office:date-value="2013-12-03">
            <text:p>03/12/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5" office:value-type="date" office:date-value="2013-12-03">
            <text:p>03/12/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5" office:value-type="date" office:date-value="2013-12-03">
            <text:p>03/12/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5" office:value-type="date" office:date-value="2013-12-03">
            <text:p>03/12/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5" office:value-type="date" office:date-value="2013-12-03">
            <text:p>03/12/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5" office:value-type="date" office:date-value="2013-12-03">
            <text:p>03/12/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5" office:value-type="date" office:date-value="2013-12-03">
            <text:p>03/12/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5" office:value-type="date" office:date-value="2013-12-03">
            <text:p>03/12/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5" office:value-type="date" office:date-value="2013-12-03">
            <text:p>03/12/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5" office:value-type="date" office:date-value="2013-12-03">
            <text:p>03/12/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5" office:value-type="date" office:date-value="2013-12-03">
            <text:p>03/12/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5" office:value-type="date" office:date-value="2013-12-03">
            <text:p>03/12/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5" office:value-type="date" office:date-value="2013-12-03">
            <text:p>03/12/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5" office:value-type="date" office:date-value="2013-12-03">
            <text:p>03/12/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5" office:value-type="date" office:date-value="2013-12-03">
            <text:p>03/12/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5" office:value-type="date" office:date-value="2013-12-03">
            <text:p>03/12/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5" office:value-type="date" office:date-value="2013-12-03">
            <text:p>03/12/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5" office:value-type="date" office:date-value="2013-12-03">
            <text:p>03/12/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5" office:value-type="date" office:date-value="2013-12-03">
            <text:p>03/12/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5" office:value-type="date" office:date-value="2013-12-03">
            <text:p>03/12/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5" office:value-type="date" office:date-value="2013-12-03">
            <text:p>03/12/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5" office:value-type="date" office:date-value="2013-12-03">
            <text:p>03/12/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5" office:value-type="date" office:date-value="2013-12-03">
            <text:p>03/12/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5" office:value-type="date" office:date-value="2013-12-03">
            <text:p>03/12/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5" office:value-type="date" office:date-value="2013-12-03">
            <text:p>03/12/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5" office:value-type="date" office:date-value="2013-12-03">
            <text:p>03/12/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5" office:value-type="date" office:date-value="2013-12-03">
            <text:p>03/12/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5" office:value-type="date" office:date-value="2013-12-03">
            <text:p>03/12/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5" office:value-type="date" office:date-value="2013-12-03">
            <text:p>03/12/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3" office:value-type="string">
            <text:p>menu_searchusers</text:p>
          </table:table-cell>
          <table:table-cell table:style-name="ce2" office:value-type="string">
            <text:p>Αναζήτηση Χρηστών</text:p>
          </table:table-cell>
          <table:table-cell table:style-name="ce3" office:value-type="string">
            <text:p>menu_searchusers</text:p>
          </table:table-cell>
          <table:table-cell table:style-name="ce2" office:value-type="string">
            <text:p>Search Users</text:p>
          </table:table-cell>
          <table:table-cell table:style-name="ce5" office:value-type="date" office:date-value="2013-12-03">
            <text:p>03/12/13</text:p>
          </table:table-cell>
          <table:table-cell table:formula="of:=IF([.A251]=[.C251];&quot;OK&quot;;&quot;ERROR&quot;)" office:value-type="string" office:string-value="OK">
            <text:p>OK</text:p>
          </table:table-cell>
          <table:table-cell table:formula="of:=CONCATENATE([.A251];&quot;=&quot;;[.B251])" office:value-type="string" office:string-value="menu_searchusers=Αναζήτηση Χρηστών">
            <text:p>menu_searchusers=Αναζήτηση Χρηστών</text:p>
          </table:table-cell>
          <table:table-cell table:formula="of:=CONCATENATE([.C251];&quot;=&quot;;[.D251])" office:value-type="string" office:string-value="menu_searchusers=Search Users">
            <text:p>menu_search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5" office:value-type="date" office:date-value="2013-12-03">
            <text:p>03/12/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5" office:value-type="date" office:date-value="2013-12-03">
            <text:p>03/12/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5" office:value-type="date" office:date-value="2014-01-30">
            <text:p>30/01/14</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Main">
            <text:p>menu_home=Main</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5" office:value-type="date" office:date-value="2013-12-03">
            <text:p>03/12/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5" office:value-type="date" office:date-value="2013-12-03">
            <text:p>03/12/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5" office:value-type="date" office:date-value="2013-12-03">
            <text:p>03/12/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5" office:value-type="date" office:date-value="2013-12-03">
            <text:p>03/12/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5" office:value-type="date" office:date-value="2013-12-03">
            <text:p>03/12/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5" office:value-type="date" office:date-value="2013-12-03">
            <text:p>03/12/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5" office:value-type="date" office:date-value="2013-12-03">
            <text:p>03/12/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5" office:value-type="date" office:date-value="2013-12-03">
            <text:p>03/12/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5" office:value-type="date" office:date-value="2013-12-03">
            <text:p>03/12/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5" office:value-type="date" office:date-value="2013-12-03">
            <text:p>03/12/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5" office:value-type="date" office:date-value="2013-12-03">
            <text:p>03/12/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5" office:value-type="date" office:date-value="2013-12-03">
            <text:p>03/12/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5" office:value-type="date" office:date-value="2013-12-03">
            <text:p>03/12/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5" office:value-type="date" office:date-value="2013-12-03">
            <text:p>03/12/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5" office:value-type="date" office:date-value="2013-12-03">
            <text:p>03/12/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5" office:value-type="date" office:date-value="2013-12-03">
            <text:p>03/12/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5" office:value-type="date" office:date-value="2013-12-03">
            <text:p>03/12/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5" office:value-type="date" office:date-value="2013-12-03">
            <text:p>03/12/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5" office:value-type="date" office:date-value="2013-12-03">
            <text:p>03/12/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5" office:value-type="date" office:date-value="2013-12-03">
            <text:p>03/12/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5" office:value-type="date" office:date-value="2013-12-03">
            <text:p>03/12/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5" office:value-type="date" office:date-value="2013-12-03">
            <text:p>03/12/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5" office:value-type="date" office:date-value="2013-12-03">
            <text:p>03/12/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5" office:value-type="date" office:date-value="2014-01-20">
            <text:p>20/01/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5" office:value-type="date" office:date-value="2013-12-03">
            <text:p>03/12/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5" office:value-type="date" office:date-value="2013-12-03">
            <text:p>03/12/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5" office:value-type="date" office:date-value="2013-12-03">
            <text:p>03/12/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5" office:value-type="date" office:date-value="2013-12-03">
            <text:p>03/12/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5" office:value-type="date" office:date-value="2013-12-03">
            <text:p>03/12/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5" office:value-type="date" office:date-value="2013-12-03">
            <text:p>03/12/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5" office:value-type="date" office:date-value="2013-12-03">
            <text:p>03/12/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5" office:value-type="date" office:date-value="2013-12-03">
            <text:p>03/12/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5" office:value-type="date" office:date-value="2013-12-03">
            <text:p>03/12/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5" office:value-type="date" office:date-value="2013-12-03">
            <text:p>03/12/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5" office:value-type="date" office:date-value="2013-12-03">
            <text:p>03/12/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5" office:value-type="date" office:date-value="2013-12-03">
            <text:p>03/12/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5" office:value-type="date" office:date-value="2013-12-03">
            <text:p>03/12/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5" office:value-type="date" office:date-value="2013-12-03">
            <text:p>03/12/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5" office:value-type="date" office:date-value="2013-12-03">
            <text:p>03/12/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5" office:value-type="date" office:date-value="2013-12-03">
            <text:p>03/12/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5" office:value-type="date" office:date-value="2013-12-03">
            <text:p>03/12/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5" office:value-type="date" office:date-value="2013-12-03">
            <text:p>03/12/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5" office:value-type="date" office:date-value="2013-12-03">
            <text:p>03/12/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5" office:value-type="date" office:date-value="2013-12-03">
            <text:p>03/12/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5" office:value-type="date" office:date-value="2013-12-03">
            <text:p>03/12/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5" office:value-type="date" office:date-value="2013-12-03">
            <text:p>03/12/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5" office:value-type="date" office:date-value="2013-12-03">
            <text:p>03/12/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5" office:value-type="date" office:date-value="2013-12-03">
            <text:p>03/12/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5" office:value-type="date" office:date-value="2013-12-03">
            <text:p>03/12/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5" office:value-type="date" office:date-value="2013-12-03">
            <text:p>03/12/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5" office:value-type="date" office:date-value="2013-12-03">
            <text:p>03/12/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5" office:value-type="date" office:date-value="2013-12-03">
            <text:p>03/12/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5" office:value-type="date" office:date-value="2013-12-03">
            <text:p>03/12/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5" office:value-type="date" office:date-value="2013-12-03">
            <text:p>03/12/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5" office:value-type="date" office:date-value="2013-12-03">
            <text:p>03/12/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5" office:value-type="date" office:date-value="2013-12-03">
            <text:p>03/12/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5" office:value-type="date" office:date-value="2013-12-03">
            <text:p>03/12/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5" office:value-type="date" office:date-value="2013-12-03">
            <text:p>03/12/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5" office:value-type="date" office:date-value="2013-12-03">
            <text:p>03/12/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5" office:value-type="date" office:date-value="2013-12-03">
            <text:p>03/12/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5" office:value-type="date" office:date-value="2013-12-03">
            <text:p>03/12/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5" office:value-type="date" office:date-value="2013-12-03">
            <text:p>03/12/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5" office:value-type="date" office:date-value="2013-12-03">
            <text:p>03/12/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5" office:value-type="date" office:date-value="2013-12-03">
            <text:p>03/12/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5" office:value-type="date" office:date-value="2013-12-03">
            <text:p>03/12/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5" office:value-type="date" office:date-value="2013-12-03">
            <text:p>03/12/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5" office:value-type="date" office:date-value="2013-12-03">
            <text:p>03/12/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5" office:value-type="date" office:date-value="2013-12-03">
            <text:p>03/12/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5" office:value-type="date" office:date-value="2013-12-03">
            <text:p>03/12/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5" office:value-type="date" office:date-value="2013-12-03">
            <text:p>03/12/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5" office:value-type="date" office:date-value="2013-12-03">
            <text:p>03/12/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5" office:value-type="date" office:date-value="2013-12-03">
            <text:p>03/12/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5" office:value-type="date" office:date-value="2013-12-03">
            <text:p>03/12/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5" office:value-type="date" office:date-value="2013-12-03">
            <text:p>03/12/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5" office:value-type="date" office:date-value="2013-12-03">
            <text:p>03/12/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5" office:value-type="date" office:date-value="2013-12-03">
            <text:p>03/12/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5" office:value-type="date" office:date-value="2013-12-03">
            <text:p>03/12/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5" office:value-type="date" office:date-value="2013-12-03">
            <text:p>03/12/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5" office:value-type="date" office:date-value="2013-12-03">
            <text:p>03/12/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5" office:value-type="date" office:date-value="2013-12-03">
            <text:p>03/12/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5" office:value-type="date" office:date-value="2013-12-03">
            <text:p>03/12/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5" office:value-type="date" office:date-value="2013-12-03">
            <text:p>03/12/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5" office:value-type="date" office:date-value="2013-12-03">
            <text:p>03/12/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5" office:value-type="date" office:date-value="2013-12-03">
            <text:p>03/12/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5" office:value-type="date" office:date-value="2013-12-03">
            <text:p>03/12/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5" office:value-type="date" office:date-value="2013-12-03">
            <text:p>03/12/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5" office:value-type="date" office:date-value="2013-12-03">
            <text:p>03/12/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5" office:value-type="date" office:date-value="2013-12-03">
            <text:p>03/12/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5" office:value-type="date" office:date-value="2013-12-03">
            <text:p>03/12/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Προέδρου για Σύγκληση της Επιτροπής για επιλογή</text:p>
          </table:table-cell>
          <table:table-cell table:style-name="ce2" office:value-type="string">
            <text:p>ProsklisiKosmitoraFile</text:p>
          </table:table-cell>
          <table:table-cell table:style-name="ce2" office:value-type="string">
            <text:p>President's invitation for convocation of the Committee</text:p>
          </table:table-cell>
          <table:table-cell table:style-name="ce5" office:value-type="date" office:date-value="2014-01-30">
            <text:p>30/01/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Προέδρου για Σύγκληση της Επιτροπής για επιλογή">
            <text:p>ProsklisiKosmitoraFile=Πρόσκληση Προέδρου για Σύγκληση της Επιτροπής για επιλογή</text:p>
          </table:table-cell>
          <table:table-cell table:formula="of:=CONCATENATE([.C344];&quot;=&quot;;[.D344])" office:value-type="string" office:string-value="ProsklisiKosmitoraFile=President's invitation for convocation of the Committee">
            <text:p>ProsklisiKosmitoraFile=President'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5" office:value-type="date" office:date-value="2013-12-03">
            <text:p>03/12/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5" office:value-type="date" office:date-value="2013-12-03">
            <text:p>03/12/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5" office:value-type="date" office:date-value="2013-12-03">
            <text:p>03/12/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5" office:value-type="date" office:date-value="2013-12-03">
            <text:p>03/12/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5" office:value-type="date" office:date-value="2013-12-03">
            <text:p>03/12/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5" office:value-type="date" office:date-value="2013-12-03">
            <text:p>03/12/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5" office:value-type="date" office:date-value="2013-12-03">
            <text:p>03/12/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5" office:value-type="date" office:date-value="2013-12-03">
            <text:p>03/12/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5" office:value-type="date" office:date-value="2013-12-03">
            <text:p>03/12/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5" office:value-type="date" office:date-value="2013-12-03">
            <text:p>03/12/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5" office:value-type="date" office:date-value="2013-12-03">
            <text:p>03/12/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5" office:value-type="date" office:date-value="2013-12-03">
            <text:p>03/12/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5" office:value-type="date" office:date-value="2013-12-03">
            <text:p>03/12/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5" office:value-type="date" office:date-value="2013-12-03">
            <text:p>03/12/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5" office:value-type="date" office:date-value="2014-01-30">
            <text:p>30/01/14</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έ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5" office:value-type="date" office:date-value="2013-12-03">
            <text:p>03/12/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5" office:value-type="date" office:date-value="2013-12-03">
            <text:p>03/12/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5" office:value-type="date" office:date-value="2013-12-03">
            <text:p>03/12/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5" office:value-type="date" office:date-value="2013-12-03">
            <text:p>03/12/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οικείου φορέα</text:p>
          </table:table-cell>
          <table:table-cell table:style-name="ce2" office:value-type="string">
            <text:p>ShibbolethFields</text:p>
          </table:table-cell>
          <table:table-cell table:style-name="ce2" office:value-type="string">
            <text:p>Fields specified from your home organization</text:p>
          </table:table-cell>
          <table:table-cell table:style-name="ce5" office:value-type="date" office:date-value="2014-01-30">
            <text:p>30/01/14</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οικείου φορέα">
            <text:p>ShibbolethFields=Πεδία που επεστράφησαν από τον Κατάλογο του οικείου φορέα</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5" office:value-type="date" office:date-value="2013-12-03">
            <text:p>03/12/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5" office:value-type="date" office:date-value="2013-12-03">
            <text:p>03/12/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5" office:value-type="date" office:date-value="2013-12-03">
            <text:p>03/12/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5" office:value-type="date" office:date-value="2013-12-03">
            <text:p>03/12/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5" office:value-type="date" office:date-value="2013-12-03">
            <text:p>03/12/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5" office:value-type="date" office:date-value="2013-12-03">
            <text:p>03/12/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5" office:value-type="date" office:date-value="2013-12-03">
            <text:p>03/12/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5" office:value-type="date" office:date-value="2013-12-03">
            <text:p>03/12/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5" office:value-type="date" office:date-value="2013-12-03">
            <text:p>03/12/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5" office:value-type="date" office:date-value="2014-01-30">
            <text:p>30/01/14</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5" office:value-type="date" office:date-value="2013-12-03">
            <text:p>03/12/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5" office:value-type="date" office:date-value="2013-12-03">
            <text:p>03/12/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5" office:value-type="date" office:date-value="2013-12-03">
            <text:p>03/12/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5" office:value-type="date" office:date-value="2013-12-03">
            <text:p>03/12/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5" office:value-type="date" office:date-value="2013-12-03">
            <text:p>03/12/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5" office:value-type="date" office:date-value="2013-12-03">
            <text:p>03/12/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5" office:value-type="date" office:date-value="2013-12-03">
            <text:p>03/12/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5" office:value-type="date" office:date-value="2013-12-03">
            <text:p>03/12/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5" office:value-type="date" office:date-value="2013-12-03">
            <text:p>03/12/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5" office:value-type="date" office:date-value="2013-12-03">
            <text:p>03/12/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5" office:value-type="date" office:date-value="2013-12-03">
            <text:p>03/12/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5" office:value-type="date" office:date-value="2013-12-03">
            <text:p>03/12/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5" office:value-type="date" office:date-value="2013-12-03">
            <text:p>03/12/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5" office:value-type="date" office:date-value="2013-12-03">
            <text:p>03/12/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5" office:value-type="date" office:date-value="2013-12-03">
            <text:p>03/12/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5" office:value-type="date" office:date-value="2013-12-03">
            <text:p>03/12/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5" office:value-type="date" office:date-value="2013-12-03">
            <text:p>03/12/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5" office:value-type="date" office:date-value="2013-12-03">
            <text:p>03/12/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5" office:value-type="date" office:date-value="2013-12-03">
            <text:p>03/12/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5" office:value-type="date" office:date-value="2013-12-03">
            <text:p>03/12/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5" office:value-type="date" office:date-value="2013-12-03">
            <text:p>03/12/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5" office:value-type="date" office:date-value="2013-12-03">
            <text:p>03/12/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5" office:value-type="date" office:date-value="2013-12-03">
            <text:p>03/12/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5" office:value-type="date" office:date-value="2013-12-03">
            <text:p>03/12/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5" office:value-type="date" office:date-value="2013-12-03">
            <text:p>03/12/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5" office:value-type="date" office:date-value="2013-12-03">
            <text:p>03/12/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5" office:value-type="date" office:date-value="2013-12-03">
            <text:p>03/12/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5" office:value-type="date" office:date-value="2013-12-03">
            <text:p>03/12/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5" office:value-type="date" office:date-value="2013-12-03">
            <text:p>03/12/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5" office:value-type="date" office:date-value="2013-12-03">
            <text:p>03/12/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5" office:value-type="date" office:date-value="2013-12-03">
            <text:p>03/12/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5" office:value-type="date" office:date-value="2013-12-03">
            <text:p>03/12/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5" office:value-type="date" office:date-value="2013-12-03">
            <text:p>03/12/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5" office:value-type="date" office:date-value="2013-12-03">
            <text:p>03/12/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5" office:value-type="date" office:date-value="2013-12-03">
            <text:p>03/12/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5" office:value-type="date" office:date-value="2013-12-03">
            <text:p>03/12/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5" office:value-type="date" office:date-value="2013-12-03">
            <text:p>03/12/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5" office:value-type="date" office:date-value="2013-12-03">
            <text:p>03/12/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5" office:value-type="date" office:date-value="2013-12-03">
            <text:p>03/12/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5" office:value-type="date" office:date-value="2013-12-03">
            <text:p>03/12/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5" office:value-type="date" office:date-value="2013-12-03">
            <text:p>03/12/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5" office:value-type="date" office:date-value="2013-12-03">
            <text:p>03/12/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5" office:value-type="date" office:date-value="2013-12-03">
            <text:p>03/12/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5" office:value-type="date" office:date-value="2013-12-03">
            <text:p>03/12/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5" office:value-type="date" office:date-value="2013-12-03">
            <text:p>03/12/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5" office:value-type="date" office:date-value="2013-12-03">
            <text:p>03/12/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5" office:value-type="date" office:date-value="2013-12-03">
            <text:p>03/12/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5" office:value-type="date" office:date-value="2013-12-03">
            <text:p>03/12/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5" office:value-type="date" office:date-value="2013-12-03">
            <text:p>03/12/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5" office:value-type="date" office:date-value="2013-12-03">
            <text:p>03/12/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5" office:value-type="date" office:date-value="2013-12-03">
            <text:p>03/12/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5" office:value-type="date" office:date-value="2013-12-03">
            <text:p>03/12/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5" office:value-type="date" office:date-value="2013-12-03">
            <text:p>03/12/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5" office:value-type="date" office:date-value="2013-12-03">
            <text:p>03/12/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5" office:value-type="date" office:date-value="2013-12-03">
            <text:p>03/12/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5" office:value-type="date" office:date-value="2013-12-03">
            <text:p>03/12/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5" office:value-type="date" office:date-value="2013-12-03">
            <text:p>03/12/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5" office:value-type="date" office:date-value="2013-12-03">
            <text:p>03/12/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5" office:value-type="date" office:date-value="2013-12-03">
            <text:p>03/12/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5" office:value-type="date" office:date-value="2013-12-03">
            <text:p>03/12/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5" office:value-type="date" office:date-value="2013-12-03">
            <text:p>03/12/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5" office:value-type="date" office:date-value="2013-12-03">
            <text:p>03/12/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5" office:value-type="date" office:date-value="2013-12-03">
            <text:p>03/12/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5" office:value-type="date" office:date-value="2013-12-03">
            <text:p>03/12/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5" office:value-type="date" office:date-value="2013-12-03">
            <text:p>03/12/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5" office:value-type="date" office:date-value="2013-12-03">
            <text:p>03/12/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5" office:value-type="date" office:date-value="2013-12-03">
            <text:p>03/12/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5" office:value-type="date" office:date-value="2013-12-03">
            <text:p>03/12/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5" office:value-type="date" office:date-value="2013-12-03">
            <text:p>03/12/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5" office:value-type="date" office:date-value="2013-12-03">
            <text:p>03/12/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5" office:value-type="date" office:date-value="2013-12-04">
            <text:p>04/12/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5" office:value-type="date" office:date-value="2013-12-04">
            <text:p>04/12/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Αναφοράς στο Γραφείο Αρωγής</text:p>
          </table:table-cell>
          <table:table-cell table:style-name="ce2" office:value-type="string">
            <text:p>OpenIssue</text:p>
          </table:table-cell>
          <table:table-cell table:style-name="ce2" office:value-type="string">
            <text:p>Send Report to the Helpdesk</text:p>
          </table:table-cell>
          <table:table-cell table:style-name="ce5" office:value-type="date" office:date-value="2014-01-30">
            <text:p>30/01/14</text:p>
          </table:table-cell>
          <table:table-cell table:formula="of:=IF([.A451]=[.C451];&quot;OK&quot;;&quot;ERROR&quot;)" office:value-type="string" office:string-value="OK">
            <text:p>OK</text:p>
          </table:table-cell>
          <table:table-cell table:formula="of:=CONCATENATE([.A451];&quot;=&quot;;[.B451])" office:value-type="string" office:string-value="OpenIssue=Αποστολή Αναφοράς στο Γραφείο Αρωγής">
            <text:p>OpenIssue=Αποστολή Αναφοράς στο Γραφείο Αρωγής</text:p>
          </table:table-cell>
          <table:table-cell table:formula="of:=CONCATENATE([.C451];&quot;=&quot;;[.D451])" office:value-type="string" office:string-value="OpenIssue=Send Report to the Helpdesk">
            <text:p>OpenIssue=Send Report to the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5" office:value-type="date" office:date-value="2013-12-04">
            <text:p>04/12/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5" office:value-type="date" office:date-value="2013-12-04">
            <text:p>04/12/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5" office:value-type="date" office:date-value="2013-12-11">
            <text:p>11/12/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5" office:value-type="date" office:date-value="2013-12-11">
            <text:p>11/12/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5" office:value-type="date" office:date-value="2013-12-11">
            <text:p>11/12/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5" office:value-type="date" office:date-value="2013-12-11">
            <text:p>11/12/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5" office:value-type="date" office:date-value="2013-12-11">
            <text:p>11/12/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5" office:value-type="date" office:date-value="2014-01-20">
            <text:p>20/01/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5" office:value-type="date" office:date-value="2013-12-11">
            <text:p>11/12/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5" office:value-type="date" office:date-value="2013-12-11">
            <text:p>11/12/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5" office:value-type="date" office:date-value="2013-12-11">
            <text:p>11/12/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5" office:value-type="date" office:date-value="2013-12-11">
            <text:p>11/12/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5" office:value-type="date" office:date-value="2013-12-11">
            <text:p>11/12/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5" office:value-type="date" office:date-value="2013-12-19">
            <text:p>19/12/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5" office:value-type="date" office:date-value="2013-12-19">
            <text:p>19/12/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4">
          <table:table-cell table:style-name="ce2" office:value-type="string">
            <text:p>account_helpdesk_for_edit</text:p>
          </table:table-cell>
          <table:table-cell table:style-name="ce2" office:value-type="string">
            <text:p>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style-name="ce2" office:value-type="string">
            <text:p>account_helpdesk_for_edit</text:p>
          </table:table-cell>
          <table:table-cell table:style-name="ce2" office:value-type="string">
            <text:p>In order to change some of the already filled data of your account or profile please contact the &lt;a href="https://service.apella.grnet.gr/apella.html#issues"&gt;Helpdesk&lt;/a&gt;.</text:p>
          </table:table-cell>
          <table:table-cell table:style-name="ce5" office:value-type="date" office:date-value="2014-01-30">
            <text:p>30/01/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service.apella.grnet.gr/apella.html#issues&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service.apella.grnet.gr/apella.html#issues&quot;&gt;Helpdesk&lt;/a&gt;.">
            <text:p>account_helpdesk_for_edit=In order to change some of the already filled data of your account or profile please contact the &lt;a href="https://service.apella.grnet.gr/apella.html#issues"&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5" office:value-type="date" office:date-value="2014-01-07">
            <text:p>07/01/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5" office:value-type="date" office:date-value="2014-01-07">
            <text:p>07/01/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5" office:value-type="date" office:date-value="2014-01-07">
            <text:p>07/01/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As a domestic professor (rank A or B)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style-name="ce5" office:value-type="date" office:date-value="2014-01-30">
            <text:p>30/01/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As a domestic professor (rank A or B)  you should first use the link you received via e-mail to complete your registration and then select the connection with your home organization account.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As a domestic professor (rank A or B)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5" office:value-type="date" office:date-value="2014-01-30">
            <text:p>30/01/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Main">
            <text:p>menu_home=Main</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Καθηγητές/Ερευνητές Ημεδαπής Α' και Β' βαθμίδας)</text:p>
          </table:table-cell>
          <table:table-cell table:style-name="ce2" office:value-type="string">
            <text:p>ShibbolethLogin</text:p>
          </table:table-cell>
          <table:table-cell table:style-name="ce2" office:value-type="string">
            <text:p>Home organization Login (domestic Professors/Researchers rank A' or B')</text:p>
          </table:table-cell>
          <table:table-cell table:style-name="ce5" office:value-type="date" office:date-value="2014-01-30">
            <text:p>30/01/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Καθηγητές/Ερευνητές Ημεδαπής Α' και Β' βαθμίδας)">
            <text:p>ShibbolethLogin=Είσοδος μέσω οικείου φορέα (μόνο για Καθηγητές/Ερευνητές Ημεδαπής Α' και Β' βαθμίδας)</text:p>
          </table:table-cell>
          <table:table-cell table:formula="of:=CONCATENATE([.C473];&quot;=&quot;;[.D473])" office:value-type="string" office:string-value="ShibbolethLogin=Home organization Login (domestic Professors/Researchers rank A' or B')">
            <text:p>ShibbolethLogin=Home organization Login (domestic Professors/Researchers rank A' or B')</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5" office:value-type="date" office:date-value="2014-01-14">
            <text:p>14/01/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5" office:value-type="date" office:date-value="2014-01-23">
            <text:p>23/01/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5" office:value-type="date" office:date-value="2014-01-23">
            <text:p>23/01/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5" office:value-type="date" office:date-value="2014-01-23">
            <text:p>23/01/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5" office:value-type="date" office:date-value="2014-01-14">
            <text:p>14/01/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5" office:value-type="date" office:date-value="2014-01-14">
            <text:p>14/01/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5" office:value-type="date" office:date-value="2014-01-20">
            <text:p>20/01/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Αναφορές που απεστάλησαν στο Γραφείο Αρωγής Χρηστών</text:p>
          </table:table-cell>
          <table:table-cell table:style-name="ce2" office:value-type="string">
            <text:p>IssueListTitle</text:p>
          </table:table-cell>
          <table:table-cell table:style-name="ce2" office:value-type="string">
            <text:p>Reports sent to the Helpdesk</text:p>
          </table:table-cell>
          <table:table-cell table:style-name="ce5" office:value-type="date" office:date-value="2014-01-23">
            <text:p>23/01/14</text:p>
          </table:table-cell>
          <table:table-cell table:formula="of:=IF([.A481]=[.C481];&quot;OK&quot;;&quot;ERROR&quot;)" office:value-type="string" office:string-value="OK">
            <text:p>OK</text:p>
          </table:table-cell>
          <table:table-cell table:formula="of:=CONCATENATE([.A481];&quot;=&quot;;[.B481])" office:value-type="string" office:string-value="IssueListTitle=Αναφορές που απεστάλησαν στο Γραφείο Αρωγής Χρηστών">
            <text:p>IssueListTitle=Αναφορές που απεστάλησαν στο Γραφείο Αρωγής Χρηστών</text:p>
          </table:table-cell>
          <table:table-cell table:formula="of:=CONCATENATE([.C481];&quot;=&quot;;[.D481])" office:value-type="string" office:string-value="IssueListTitle=Reports sent to the Helpdesk">
            <text:p>IssueListTitle=Report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Είδος Αναφοράς</text:p>
          </table:table-cell>
          <table:table-cell table:style-name="ce2" office:value-type="string">
            <text:p>IssueType</text:p>
          </table:table-cell>
          <table:table-cell table:style-name="ce2" office:value-type="string">
            <text:p>Report Type</text:p>
          </table:table-cell>
          <table:table-cell table:style-name="ce5" office:value-type="date" office:date-value="2014-01-23">
            <text:p>23/01/14</text:p>
          </table:table-cell>
          <table:table-cell table:formula="of:=IF([.A482]=[.C482];&quot;OK&quot;;&quot;ERROR&quot;)" office:value-type="string" office:string-value="OK">
            <text:p>OK</text:p>
          </table:table-cell>
          <table:table-cell table:formula="of:=CONCATENATE([.A482];&quot;=&quot;;[.B482])" office:value-type="string" office:string-value="IssueType=Είδος Αναφοράς">
            <text:p>IssueType=Είδος Αναφοράς</text:p>
          </table:table-cell>
          <table:table-cell table:formula="of:=CONCATENATE([.C482];&quot;=&quot;;[.D482])" office:value-type="string" office:string-value="IssueType=Report Type">
            <text:p>IssueType=Report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5" office:value-type="date" office:date-value="2014-01-15">
            <text:p>15/01/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5" office:value-type="date" office:date-value="2014-01-15">
            <text:p>15/01/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5" office:value-type="date" office:date-value="2014-01-15">
            <text:p>15/01/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5" office:value-type="date" office:date-value="2014-01-15">
            <text:p>15/01/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5" office:value-type="date" office:date-value="2014-01-15">
            <text:p>15/01/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5" office:value-type="date" office:date-value="2014-01-15">
            <text:p>15/01/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5" office:value-type="date" office:date-value="2014-01-15">
            <text:p>15/01/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4">
          <table:table-cell table:style-name="ce2" office:value-type="string">
            <text:p>IssueStatus_IN_PROGRESSIssueStatus_IN_PROGRESS</text:p>
          </table:table-cell>
          <table:table-cell table:style-name="ce2" office:value-type="string">
            <text:p>Σε εξέλιξη</text:p>
          </table:table-cell>
          <table:table-cell table:style-name="ce2" office:value-type="string">
            <text:p>IssueStatus_IN_PROGRESSIssueStatus_IN_PROGRESS</text:p>
          </table:table-cell>
          <table:table-cell table:style-name="ce2" office:value-type="string">
            <text:p>In progress</text:p>
          </table:table-cell>
          <table:table-cell table:style-name="ce5" office:value-type="date" office:date-value="2014-01-20">
            <text:p>20/01/14</text:p>
          </table:table-cell>
          <table:table-cell table:formula="of:=IF([.A490]=[.C490];&quot;OK&quot;;&quot;ERROR&quot;)" office:value-type="string" office:string-value="OK">
            <text:p>OK</text:p>
          </table:table-cell>
          <table:table-cell table:formula="of:=CONCATENATE([.A490];&quot;=&quot;;[.B490])" office:value-type="string" office:string-value="IssueStatus_IN_PROGRESSIssueStatus_IN_PROGRESS=Σε εξέλιξη">
            <text:p>IssueStatus_IN_PROGRESSIssueStatus_IN_PROGRESS=Σε εξέλιξη</text:p>
          </table:table-cell>
          <table:table-cell table:formula="of:=CONCATENATE([.C490];&quot;=&quot;;[.D490])" office:value-type="string" office:string-value="IssueStatus_IN_PROGRESSIssueStatus_IN_PROGRESS=In progress">
            <text:p>IssueStatus_IN_PROGRESSIssueStatus_IN_PROGRESS=In progress</text:p>
          </table:table-cell>
          <table:table-cell table:number-columns-repeated="1016"/>
        </table:table-row>
        <table:table-row table:style-name="ro4">
          <table:table-cell table:style-name="ce2" office:value-type="string">
            <text:p>IssueStatus_REOPENEDIssueStatus_REOPENED</text:p>
          </table:table-cell>
          <table:table-cell table:style-name="ce2" office:value-type="string">
            <text:p>Ανοιχτό εκ νέου</text:p>
          </table:table-cell>
          <table:table-cell table:style-name="ce2" office:value-type="string">
            <text:p>IssueStatus_REOPENEDIssueStatus_REOPENED</text:p>
          </table:table-cell>
          <table:table-cell table:style-name="ce2" office:value-type="string">
            <text:p>Reopened</text:p>
          </table:table-cell>
          <table:table-cell table:style-name="ce5" office:value-type="date" office:date-value="2014-01-15">
            <text:p>15/01/14</text:p>
          </table:table-cell>
          <table:table-cell table:formula="of:=IF([.A491]=[.C491];&quot;OK&quot;;&quot;ERROR&quot;)" office:value-type="string" office:string-value="OK">
            <text:p>OK</text:p>
          </table:table-cell>
          <table:table-cell table:formula="of:=CONCATENATE([.A491];&quot;=&quot;;[.B491])" office:value-type="string" office:string-value="IssueStatus_REOPENEDIssueStatus_REOPENED=Ανοιχτό εκ νέου">
            <text:p>IssueStatus_REOPENEDIssueStatus_REOPENED=Ανοιχτό εκ νέου</text:p>
          </table:table-cell>
          <table:table-cell table:formula="of:=CONCATENATE([.C491];&quot;=&quot;;[.D491])" office:value-type="string" office:string-value="IssueStatus_REOPENEDIssueStatus_REOPENED=Reopened">
            <text:p>IssueStatus_REOPENEDIssueStatus_REOPENED=Reopened</text:p>
          </table:table-cell>
          <table:table-cell table:number-columns-repeated="1016"/>
        </table:table-row>
        <table:table-row table:style-name="ro4">
          <table:table-cell table:style-name="ce2" office:value-type="string">
            <text:p>IssueStatus_RESOLVEDIssueStatus_RESOLVED</text:p>
          </table:table-cell>
          <table:table-cell table:style-name="ce2" office:value-type="string">
            <text:p>Επιλυθέν</text:p>
          </table:table-cell>
          <table:table-cell table:style-name="ce2" office:value-type="string">
            <text:p>IssueStatus_RESOLVEDIssueStatus_RESOLVED</text:p>
          </table:table-cell>
          <table:table-cell table:style-name="ce2" office:value-type="string">
            <text:p>Resolved</text:p>
          </table:table-cell>
          <table:table-cell table:style-name="ce5" office:value-type="date" office:date-value="2014-01-20">
            <text:p>20/01/14</text:p>
          </table:table-cell>
          <table:table-cell table:formula="of:=IF([.A492]=[.C492];&quot;OK&quot;;&quot;ERROR&quot;)" office:value-type="string" office:string-value="OK">
            <text:p>OK</text:p>
          </table:table-cell>
          <table:table-cell table:formula="of:=CONCATENATE([.A492];&quot;=&quot;;[.B492])" office:value-type="string" office:string-value="IssueStatus_RESOLVEDIssueStatus_RESOLVED=Επιλυθέν">
            <text:p>IssueStatus_RESOLVEDIssueStatus_RESOLVED=Επιλυθέν</text:p>
          </table:table-cell>
          <table:table-cell table:formula="of:=CONCATENATE([.C492];&quot;=&quot;;[.D492])" office:value-type="string" office:string-value="IssueStatus_RESOLVEDIssueStatus_RESOLVED=Resolved">
            <text:p>IssueStatus_RESOLVED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2" office:value-type="string">
            <text:p>Last update</text:p>
          </table:table-cell>
          <table:table-cell table:style-name="ce5" office:value-type="date" office:date-value="2014-01-15">
            <text:p>15/01/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5" office:value-type="date" office:date-value="2014-01-15">
            <text:p>15/01/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table:style-name="ce2" office:value-type="string">
            <text:p>CreateLoginLink</text:p>
          </table:table-cell>
          <table:table-cell table:style-name="ce2" office:value-type="string">
            <text:p>Να δημιουργηθεί και νέο URL εισόδου</text:p>
          </table:table-cell>
          <table:table-cell table:style-name="ce2" office:value-type="string">
            <text:p>CreateLoginLink</text:p>
          </table:table-cell>
          <table:table-cell table:style-name="ce2" office:value-type="string">
            <text:p>Also create a new Login URL</text:p>
          </table:table-cell>
          <table:table-cell table:style-name="ce5" office:value-type="date" office:date-value="2014-01-20">
            <text:p>20/01/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2" office:value-type="string">
            <text:p>Comment</text:p>
          </table:table-cell>
          <table:table-cell table:style-name="ce2" office:value-type="string">
            <text:p>Απάντηση</text:p>
          </table:table-cell>
          <table:table-cell table:style-name="ce2" office:value-type="string">
            <text:p>Comment</text:p>
          </table:table-cell>
          <table:table-cell table:style-name="ce2" office:value-type="string">
            <text:p>Reply</text:p>
          </table:table-cell>
          <table:table-cell table:style-name="ce5" office:value-type="date" office:date-value="2014-01-21">
            <text:p>21/01/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table-cell table:style-name="ce2" office:value-type="string">
            <text:p>ConnectToShibboleth</text:p>
          </table:table-cell>
          <table:table-cell table:style-name="ce2" office:value-type="string">
            <text:p>Σύνδεση με το λογαριασμό σας στον οικείο φορέα</text:p>
          </table:table-cell>
          <table:table-cell table:style-name="ce2" office:value-type="string">
            <text:p>ConnectToShibboleth</text:p>
          </table:table-cell>
          <table:table-cell table:style-name="ce2" office:value-type="string">
            <text:p>Connection with your home organization account</text:p>
          </table:table-cell>
          <table:table-cell table:style-name="ce5" office:value-type="date" office:date-value="2014-01-23">
            <text:p>23/01/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Connection with your home organization account">
            <text:p>ConnectToShibboleth=Connection with your home organization account</text:p>
          </table:table-cell>
          <table:table-cell table:number-columns-repeated="1016"/>
        </table:table-row>
        <table:table-row table:style-name="ro4">
          <table:table-cell table:style-name="ce2" office:value-type="string">
            <text:p>ConnectToShibbolethInstructions</text:p>
          </table:table-cell>
          <table:table-cell table:style-name="ce2" office:value-type="string">
            <text:p>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style-name="ce2" office:value-type="string">
            <text:p>ConnectToShibbolethInstructions</text:p>
          </table:table-cell>
          <table:table-cell table:style-name="ce2" office:value-type="string">
            <text:p>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style-name="ce5" office:value-type="date" office:date-value="2014-01-23">
            <text:p>23/01/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quot;Σύνδεση μέσω οικείου φορέα&quot;.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
            <text:p>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formula="of:=CONCATENATE([.C498];&quot;=&quot;;[.D498])" office:value-type="string" office:string-value="ConnectToShibbolethInstructions=To log into your account using the credentials provided by your home Institution / Research Center you should click on &quot;Connection via home organization&quot;. Notice: It will not be possible to log into your account via your personal hyperlink after successful connection with your home organization account.">
            <text:p>ConnectToShibbolethInstructions=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number-columns-repeated="1016"/>
        </table:table-row>
        <table:table-row table:style-name="ro4">
          <table:table-cell table:style-name="ce2" office:value-type="string">
            <text:p>btn_shibbolethConnect</text:p>
          </table:table-cell>
          <table:table-cell table:style-name="ce2" office:value-type="string">
            <text:p>Σύνδεση μέσω οικείου φορέα</text:p>
          </table:table-cell>
          <table:table-cell table:style-name="ce2" office:value-type="string">
            <text:p>btn_shibbolethConnect</text:p>
          </table:table-cell>
          <table:table-cell table:style-name="ce2" office:value-type="string">
            <text:p>Connection via home organization</text:p>
          </table:table-cell>
          <table:table-cell table:style-name="ce5" office:value-type="date" office:date-value="2014-01-23">
            <text:p>23/01/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έσω οικείου φορέα">
            <text:p>btn_shibbolethConnect=Σύνδεση μέσω οικείου φορέα</text:p>
          </table:table-cell>
          <table:table-cell table:formula="of:=CONCATENATE([.C499];&quot;=&quot;;[.D499])" office:value-type="string" office:string-value="btn_shibbolethConnect=Connection via home organization">
            <text:p>btn_shibbolethConnect=Connection via home organization</text:p>
          </table:table-cell>
          <table:table-cell table:number-columns-repeated="1016"/>
        </table:table-row>
        <table:table-row table:style-name="ro4">
          <table:table-cell table:style-name="ce2" office:value-type="string">
            <text:p>btn_register_export</text:p>
          </table:table-cell>
          <table:table-cell table:style-name="ce2" office:value-type="string">
            <text:p>Εξαγωγή Μητρώου ως αρχείο</text:p>
          </table:table-cell>
          <table:table-cell table:style-name="ce2" office:value-type="string">
            <text:p>btn_register_export</text:p>
          </table:table-cell>
          <table:table-cell table:style-name="ce2" office:value-type="string">
            <text:p>Export Registry file</text:p>
          </table:table-cell>
          <table:table-cell table:style-name="ce5" office:value-type="date" office:date-value="2014-01-23">
            <text:p>23/01/14</text:p>
          </table:table-cell>
          <table:table-cell table:formula="of:=IF([.A500]=[.C500];&quot;OK&quot;;&quot;ERROR&quot;)" office:value-type="string" office:string-value="OK">
            <text:p>OK</text:p>
          </table:table-cell>
          <table:table-cell table:formula="of:=CONCATENATE([.A500];&quot;=&quot;;[.B500])" office:value-type="string" office:string-value="btn_register_export=Εξαγωγή Μητρώου ως αρχείο">
            <text:p>btn_register_export=Εξαγωγή Μητρώου ως αρχείο</text:p>
          </table:table-cell>
          <table:table-cell table:formula="of:=CONCATENATE([.C500];&quot;=&quot;;[.D500])" office:value-type="string" office:string-value="btn_register_export=Export Registry file">
            <text:p>btn_register_export=Export Registry file</text:p>
          </table:table-cell>
          <table:table-cell table:number-columns-repeated="1016"/>
        </table:table-row>
        <table:table-row table:style-name="ro4">
          <table:table-cell table:style-name="ce2" office:value-type="string">
            <text:p>btn_positions_export</text:p>
          </table:table-cell>
          <table:table-cell table:style-name="ce2" office:value-type="string">
            <text:p>Εξαγωγή Θέσεων ως αρχείο</text:p>
          </table:table-cell>
          <table:table-cell table:style-name="ce2" office:value-type="string">
            <text:p>btn_positions_export</text:p>
          </table:table-cell>
          <table:table-cell table:style-name="ce2" office:value-type="string">
            <text:p>Export Positions file</text:p>
          </table:table-cell>
          <table:table-cell table:style-name="ce5" office:value-type="date" office:date-value="2014-01-23">
            <text:p>23/01/14</text:p>
          </table:table-cell>
          <table:table-cell table:formula="of:=IF([.A501]=[.C501];&quot;OK&quot;;&quot;ERROR&quot;)" office:value-type="string" office:string-value="OK">
            <text:p>OK</text:p>
          </table:table-cell>
          <table:table-cell table:formula="of:=CONCATENATE([.A501];&quot;=&quot;;[.B501])" office:value-type="string" office:string-value="btn_positions_export=Εξαγωγή Θέσεων ως αρχείο">
            <text:p>btn_positions_export=Εξαγωγή Θέσεων ως αρχείο</text:p>
          </table:table-cell>
          <table:table-cell table:formula="of:=CONCATENATE([.C501];&quot;=&quot;;[.D501])" office:value-type="string" office:string-value="btn_positions_export=Export Positions file">
            <text:p>btn_positions_export=Export Positions file</text:p>
          </table:table-cell>
          <table:table-cell table:number-columns-repeated="1016"/>
        </table:table-row>
        <table:table-row table:style-name="ro4">
          <table:table-cell table:style-name="ce2" office:value-type="string">
            <text:p>PublicJiraIssuesTitle</text:p>
          </table:table-cell>
          <table:table-cell table:style-name="ce2" office:value-type="string">
            <text:p>Απέλλα – Φόρμα επικοινωνίας με το Γραφείο Αρωγής Χρηστών</text:p>
          </table:table-cell>
          <table:table-cell table:style-name="ce2" office:value-type="string">
            <text:p>PublicJiraIssuesTitle</text:p>
          </table:table-cell>
          <table:table-cell table:style-name="ce2" office:value-type="string">
            <text:p>Apella – Helpdesk Contact Form</text:p>
          </table:table-cell>
          <table:table-cell table:style-name="ce5" office:value-type="date" office:date-value="2014-01-30">
            <text:p>30/01/14</text:p>
          </table:table-cell>
          <table:table-cell table:formula="of:=IF([.A502]=[.C502];&quot;OK&quot;;&quot;ERROR&quot;)" office:value-type="string" office:string-value="OK">
            <text:p>OK</text:p>
          </table:table-cell>
          <table:table-cell table:formula="of:=CONCATENATE([.A502];&quot;=&quot;;[.B502])" office:value-type="string" office:string-value="PublicJiraIssuesTitle=Απέλλα – Φόρμα επικοινωνίας με το Γραφείο Αρωγής Χρηστών">
            <text:p>PublicJiraIssuesTitle=Απέλλα – Φόρμα επικοινωνίας με το Γραφείο Αρωγής Χρηστών</text:p>
          </table:table-cell>
          <table:table-cell table:formula="of:=CONCATENATE([.C502];&quot;=&quot;;[.D502])" office:value-type="string" office:string-value="PublicJiraIssuesTitle=Apella – Helpdesk Contact Form">
            <text:p>PublicJiraIssuesTitle=Apella – Helpdesk Contact Form</text:p>
          </table:table-cell>
          <table:table-cell table:number-columns-repeated="1016"/>
        </table:table-row>
        <table:table-row table:style-name="ro4">
          <table:table-cell table:style-name="ce2" office:value-type="string">
            <text:p>JiraIssueSubmitSuccess</text:p>
          </table:table-cell>
          <table:table-cell table:style-name="ce2" office:value-type="string">
            <text:p>Η αναφορά απεστάλη με επιτυχία στο Γραφείο Αρωγής Χρηστών.</text:p>
          </table:table-cell>
          <table:table-cell table:style-name="ce2" office:value-type="string">
            <text:p>JiraIssueSubmitSuccess</text:p>
          </table:table-cell>
          <table:table-cell table:style-name="ce2" office:value-type="string">
            <text:p>The issue has been successsfully sent to the Helpdesk</text:p>
          </table:table-cell>
          <table:table-cell table:style-name="ce5" office:value-type="date" office:date-value="2014-01-30">
            <text:p>30/01/14</text:p>
          </table:table-cell>
          <table:table-cell table:formula="of:=IF([.A503]=[.C503];&quot;OK&quot;;&quot;ERROR&quot;)" office:value-type="string" office:string-value="OK">
            <text:p>OK</text:p>
          </table:table-cell>
          <table:table-cell table:formula="of:=CONCATENATE([.A503];&quot;=&quot;;[.B503])" office:value-type="string" office:string-value="JiraIssueSubmitSuccess=Η αναφορά απεστάλη με επιτυχία στο Γραφείο Αρωγής Χρηστών.">
            <text:p>JiraIssueSubmitSuccess=Η αναφορά απεστάλη με επιτυχία στο Γραφείο Αρωγής Χρηστών.</text:p>
          </table:table-cell>
          <table:table-cell table:formula="of:=CONCATENATE([.C503];&quot;=&quot;;[.D503])" office:value-type="string" office:string-value="JiraIssueSubmitSuccess=The issue has been successsfully sent to the Helpdesk">
            <text:p>JiraIssueSubmitSuccess=The issue has been successsfully sent to the Helpdesk</text:p>
          </table:table-cell>
          <table:table-cell table:number-columns-repeated="1016"/>
        </table:table-row>
        <table:table-row table:style-name="ro4">
          <table:table-cell table:style-name="ce2" office:value-type="string">
            <text:p>GoToApellaPortalText</text:p>
          </table:table-cell>
          <table:table-cell table:style-name="ce2" office:value-type="string">
            <text:p>Επιστροφή στον ιστότοπο της υπηρεσίας <text:s/>&lt;a href="https://apella.minedu.gov.gr"&gt;Απέλλα&lt;/a&gt;</text:p>
          </table:table-cell>
          <table:table-cell table:style-name="ce2" office:value-type="string">
            <text:p>GoToApellaPortalText</text:p>
          </table:table-cell>
          <table:table-cell table:style-name="ce2" office:value-type="string">
            <text:p>Back to &lt;a href="https://apella.minedu.gov.gr"&gt;Apella&lt;/a&gt; website</text:p>
          </table:table-cell>
          <table:table-cell table:style-name="ce5" office:value-type="date" office:date-value="2014-01-30">
            <text:p>30/01/14</text:p>
          </table:table-cell>
          <table:table-cell table:formula="of:=IF([.A504]=[.C504];&quot;OK&quot;;&quot;ERROR&quot;)" office:value-type="string" office:string-value="OK">
            <text:p>OK</text:p>
          </table:table-cell>
          <table:table-cell table:formula="of:=CONCATENATE([.A504];&quot;=&quot;;[.B504])" office:value-type="string" office:string-value="GoToApellaPortalText=Επιστροφή στον ιστότοπο της υπηρεσίας  &lt;a href=&quot;https://apella.minedu.gov.gr&quot;&gt;Απέλλα&lt;/a&gt;">
            <text:p>GoToApellaPortalText=Επιστροφή στον ιστότοπο της υπηρεσίας <text:s/>&lt;a href="https://apella.minedu.gov.gr"&gt;Απέλλα&lt;/a&gt;</text:p>
          </table:table-cell>
          <table:table-cell table:formula="of:=CONCATENATE([.C504];&quot;=&quot;;[.D504])" office:value-type="string" office:string-value="GoToApellaPortalText=Back to &lt;a href=&quot;https://apella.minedu.gov.gr&quot;&gt;Apella&lt;/a&gt; website">
            <text:p>GoToApellaPortalText=Back to &lt;a href="https://apella.minedu.gov.gr"&gt;Apella&lt;/a&gt; website</text:p>
          </table:table-cell>
          <table:table-cell table:number-columns-repeated="1016"/>
        </table:table-row>
        <table:table-row table:style-name="ro4">
          <table:table-cell table:style-name="ce2" office:value-type="string">
            <text:p>JiraIssuesContactHelpdesk</text:p>
          </table:table-cell>
          <table:table-cell table:style-name="ce2" office:value-type="string">
            <text:p>Μπορείτε να επικοινωνείτε με το Γραφείο Αρωγής Χρηστών τηλεφωνικά στο 210 7722022, (Δευτέρα-Παρασκευή, 09:00-17:00).</text:p>
          </table:table-cell>
          <table:table-cell table:style-name="ce2" office:value-type="string">
            <text:p>JiraIssuesContactHelpdesk</text:p>
          </table:table-cell>
          <table:table-cell table:style-name="ce2" office:value-type="string">
            <text:p>You may contact the Helpdesk by calling +30 210 7722022, (Monday-Friday, 09:00-17:00).</text:p>
          </table:table-cell>
          <table:table-cell table:style-name="ce5" office:value-type="date" office:date-value="2014-01-29">
            <text:p>29/01/14</text:p>
          </table:table-cell>
          <table:table-cell table:formula="of:=IF([.A505]=[.C505];&quot;OK&quot;;&quot;ERROR&quot;)" office:value-type="string" office:string-value="OK">
            <text:p>OK</text:p>
          </table:table-cell>
          <table:table-cell table:formula="of:=CONCATENATE([.A505];&quot;=&quot;;[.B505])" office:value-type="string" office:string-value="JiraIssuesContactHelpdesk=Μπορείτε να επικοινωνείτε με το Γραφείο Αρωγής Χρηστών τηλεφωνικά στο 210 7722022, (Δευτέρα-Παρασκευή, 09:00-17:00).">
            <text:p>JiraIssuesContactHelpdesk=Μπορείτε να επικοινωνείτε με το Γραφείο Αρωγής Χρηστών τηλεφωνικά στο 210 7722022, (Δευτέρα-Παρασκευή, 09:00-17:00).</text:p>
          </table:table-cell>
          <table:table-cell table:formula="of:=CONCATENATE([.C505];&quot;=&quot;;[.D505])" office:value-type="string" office:string-value="JiraIssuesContactHelpdesk=You may contact the Helpdesk by calling +30 210 7722022, (Monday-Friday, 09:00-17:00).">
            <text:p>JiraIssuesContactHelpdesk=You may contact the Helpdesk by calling +30 210 7722022, (Monday-Friday, 09:00-17:00).</text:p>
          </table:table-cell>
          <table:table-cell table:number-columns-repeated="1016"/>
        </table:table-row>
        <table:table-row table:style-name="ro4">
          <table:table-cell office:value-type="string">
            <text:p>PositionManager</text:p>
          </table:table-cell>
          <table:table-cell office:value-type="string">
            <text:p>Υπεύθυνος Θέσης</text:p>
          </table:table-cell>
          <table:table-cell office:value-type="string">
            <text:p>PositionManager</text:p>
          </table:table-cell>
          <table:table-cell office:value-type="string">
            <text:p>Position Manager</text:p>
          </table:table-cell>
          <table:table-cell office:value-type="date" office:date-value="2014-01-03">
            <text:p>03/01/14</text:p>
          </table:table-cell>
          <table:table-cell table:formula="of:=IF([.A506]=[.C506];&quot;OK&quot;;&quot;ERROR&quot;)" office:value-type="string" office:string-value="OK">
            <text:p>OK</text:p>
          </table:table-cell>
          <table:table-cell table:formula="of:=CONCATENATE([.A506];&quot;=&quot;;[.B506])" office:value-type="string" office:string-value="PositionManager=Υπεύθυνος Θέσης">
            <text:p>PositionManager=Υπεύθυνος Θέσης</text:p>
          </table:table-cell>
          <table:table-cell table:formula="of:=CONCATENATE([.C506];&quot;=&quot;;[.D506])" office:value-type="string" office:string-value="PositionManager=Position Manager">
            <text:p>PositionManager=Position Manager</text:p>
          </table:table-cell>
          <table:table-cell table:number-columns-repeated="1016"/>
        </table:table-row>
        <table:table-row table:style-name="ro4" table:number-rows-repeated="1048069">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date-style style:name="N120">
      <number:day number:style="long"/>
      <number:text>/</number:text>
      <number:month number:style="long"/>
      <number:text>/</number:text>
      <number:year number:style="long"/>
    </number:date-style>
    <number:date-style style:name="N121">
      <number:day number:style="long"/>
      <number:text>/</number:text>
      <number:month number:style="long"/>
      <number:text>/</number:text>
      <number:year/>
    </number:date-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number:number-style style:name="N16132P0" style:volatile="true" number:language="en">
      <number:text> </number:text>
      <number:number number:decimal-places="0" number:min-integer-digits="1" number:grouping="true"/>
      <number:text> </number:text>
    </number:number-style>
    <number:number-style style:name="N16132P1" style:volatile="true" number:language="en">
      <number:text>-</number:text>
      <number:number number:decimal-places="0" number:min-integer-digits="1" number:grouping="true"/>
      <number:text> </number:text>
    </number:number-style>
    <number:number-style style:name="N16132P2" style:volatile="true" number:language="en">
      <number:text> - </number:text>
    </number:number-style>
    <number:text-style style:name="N16132" number:language="en">
      <number:text> </number:text>
      <number:text-content/>
      <number:text> </number:text>
      <style:map style:condition="value()&gt;0" style:apply-style-name="N16132P0"/>
      <style:map style:condition="value()&lt;0" style:apply-style-name="N16132P1"/>
      <style:map style:condition="value()=0" style:apply-style-name="N16132P2"/>
    </number:text-style>
    <number:number-style style:name="N16133P0" style:volatile="true" number:language="en">
      <number:text> </number:text>
      <number:number number:decimal-places="2" number:min-integer-digits="1" number:grouping="true"/>
      <number:text> </number:text>
    </number:number-style>
    <number:number-style style:name="N16133P1" style:volatile="true" number:language="en">
      <number:text>-</number:text>
      <number:number number:decimal-places="2" number:min-integer-digits="1" number:grouping="true"/>
      <number:text> </number:text>
    </number:number-style>
    <number:number-style style:name="N16133P2" style:volatile="true" number:language="en">
      <number:text> -</number:text>
      <number:number number:decimal-places="0" number:min-integer-digits="0"/>
      <number:text> </number:text>
    </number:number-style>
    <number:text-style style:name="N16133" number:language="en">
      <number:text> </number:text>
      <number:text-content/>
      <number:text> </number:text>
      <style:map style:condition="value()&gt;0" style:apply-style-name="N16133P0"/>
      <style:map style:condition="value()&lt;0" style:apply-style-name="N16133P1"/>
      <style:map style:condition="value()=0" style:apply-style-name="N16133P2"/>
    </number:text-style>
    <number:number-style style:name="N16134"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3">02/03/2014</text:date>, <text:time>11:52:0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03T11:52:09</dc:date>
    <dc:creator>Angelos Lenis</dc:creator>
    <meta:generator>OpenOffice/4.0.1$Unix OpenOffice.org_project/401m5$Build-9714</meta:generator>
    <meta:editing-duration>PT7H13M35S</meta:editing-duration>
    <meta:editing-cycles>52</meta:editing-cycles>
    <meta:document-statistic meta:table-count="3" meta:cell-count="4519" meta:object-count="0"/>
    <meta:user-defined meta:name=""/>
  </office:meta>
</office:document-meta>
</file>